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11.315cm" svg:y="0.488cm">
            <draw:object draw:notify-on-update-of-ranges="Hoja1.A1:Hoja1.A1 Hoja1.A2:Hoja1.A11 Hoja1.B1:Hoja1.B1 Hoja1.B2:Hoja1.B11 Hoja1.A1:Hoja1.A1 Hoja1.A2:Hoja1.A11 Hoja1.C1:Hoja1.C1 Hoja1.C2:Hoja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(n)</text:p>
          </table:table-cell>
          <table:table-cell table:style-name="ce1" office:value-type="string" calcext:value-type="string">
            <text:p>T_teorico</text:p>
          </table:table-cell>
          <table:table-cell table:style-name="ce1" office:value-type="string" calcext:value-type="string">
            <text:p>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16" calcext:value-type="float">
            <text:p>2316</text:p>
          </table:table-cell>
          <table:table-cell table:formula="of:=[.D$11]*([.A2]*[.A2])" office:value-type="float" office:value="8409.14709942102" calcext:value-type="float">
            <text:p>8409,14709942102</text:p>
          </table:table-cell>
          <table:table-cell table:formula="of:=[.B2]/([.A2]*[.A2])" office:value-type="float" office:value="0.285925925925926" calcext:value-type="float">
            <text:p>0,2859259259259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401" calcext:value-type="float">
            <text:p>7401</text:p>
          </table:table-cell>
          <table:table-cell table:formula="of:=[.D$11]*([.A3]*[.A3])" office:value-type="float" office:value="9369.45093484873" calcext:value-type="float">
            <text:p>9369,45093484873</text:p>
          </table:table-cell>
          <table:table-cell table:formula="of:=[.B3]/([.A3]*[.A3])" office:value-type="float" office:value="0.82005540166205" calcext:value-type="float">
            <text:p>0,820055401662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451" calcext:value-type="float">
            <text:p>8451</text:p>
          </table:table-cell>
          <table:table-cell table:formula="of:=[.D$11]*([.A4]*[.A4])" office:value-type="float" office:value="10381.663085705" calcext:value-type="float">
            <text:p>10381,663085705</text:p>
          </table:table-cell>
          <table:table-cell table:formula="of:=[.B4]/([.A4]*[.A4])" office:value-type="float" office:value="0.8451" calcext:value-type="float">
            <text:p>0,84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121" calcext:value-type="float">
            <text:p>19121</text:p>
          </table:table-cell>
          <table:table-cell table:formula="of:=[.D$11]*([.A5]*[.A5])" office:value-type="float" office:value="23358.7419428362" calcext:value-type="float">
            <text:p>23358,7419428362</text:p>
          </table:table-cell>
          <table:table-cell table:formula="of:=[.B5]/([.A5]*[.A5])" office:value-type="float" office:value="0.849822222222222" calcext:value-type="float">
            <text:p>0,8498222222222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7427" calcext:value-type="float">
            <text:p>37427</text:p>
          </table:table-cell>
          <table:table-cell table:formula="of:=[.D$11]*([.A6]*[.A6])" office:value-type="float" office:value="41526.6523428198" calcext:value-type="float">
            <text:p>41526,6523428198</text:p>
          </table:table-cell>
          <table:table-cell table:formula="of:=[.B6]/([.A6]*[.A6])" office:value-type="float" office:value="0.935675" calcext:value-type="float">
            <text:p>0,9356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8172" calcext:value-type="float">
            <text:p>68172</text:p>
          </table:table-cell>
          <table:table-cell table:formula="of:=[.D$11]*([.A7]*[.A7])" office:value-type="float" office:value="64885.394285656" calcext:value-type="float">
            <text:p>64885,394285656</text:p>
          </table:table-cell>
          <table:table-cell table:formula="of:=[.B7]/([.A7]*[.A7])" office:value-type="float" office:value="1.090752" calcext:value-type="float">
            <text:p>1,0907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3177" calcext:value-type="float">
            <text:p>113177</text:p>
          </table:table-cell>
          <table:table-cell table:formula="of:=[.D$11]*([.A8]*[.A8])" office:value-type="float" office:value="93434.9677713446" calcext:value-type="float">
            <text:p>93434,9677713446</text:p>
          </table:table-cell>
          <table:table-cell table:formula="of:=[.B8]/([.A8]*[.A8])" office:value-type="float" office:value="1.25752222222222" calcext:value-type="float">
            <text:p>1,2575222222222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5439" calcext:value-type="float">
            <text:p>185439</text:p>
          </table:table-cell>
          <table:table-cell table:formula="of:=[.D$11]*([.A9]*[.A9])" office:value-type="float" office:value="127175.372799886" calcext:value-type="float">
            <text:p>127175,372799886</text:p>
          </table:table-cell>
          <table:table-cell table:formula="of:=[.B9]/([.A9]*[.A9])" office:value-type="float" office:value="1.51378775510204" calcext:value-type="float">
            <text:p>1,5137877551020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9177" calcext:value-type="float">
            <text:p>279177</text:p>
          </table:table-cell>
          <table:table-cell table:formula="of:=[.D$11]*([.A10]*[.A10])" office:value-type="float" office:value="166106.609371279" calcext:value-type="float">
            <text:p>166106,609371279</text:p>
          </table:table-cell>
          <table:table-cell table:formula="of:=[.B10]/([.A10]*[.A10])" office:value-type="float" office:value="1.74485625" calcext:value-type="float">
            <text:p>1,744856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K_media</text:p>
          </table:table-cell>
          <table:table-cell table:style-name="ce1" table:formula="of:=AVERAGE([.D2:.D10])" office:value-type="float" office:value="1.0381663085705" calcext:value-type="float">
            <text:p>1,03816630857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18:36:26.064267568</meta:creation-date>
    <dc:date>2023-04-15T19:01:33.798045570</dc:date>
    <meta:editing-duration>PT2M9S</meta:editing-duration>
    <meta:editing-cycles>1</meta:editing-cycles>
    <meta:document-statistic meta:table-count="1" meta:cell-count="4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3.946cm" style:legend-expansion="high" chart:style-name="ch2"/>
        <chart:plot-area chart:style-name="ch3" table:cell-range-address="Hoja1.A1:Hoja1.C11" chart:data-source-has-labels="row" svg:x="0.32cm" svg:y="0.18cm" svg:width="12.534cm" svg:height="8.64cm">
          <chartooo:coordinate-region svg:x="1.714cm" svg:y="0.382cm" svg:width="10.851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11" chart:label-cell-address="Hoja1.B1:Hoja1.B1" chart:class="chart:scatter">
            <chart:domain table:cell-range-address="Hoja1.A2:Hoja1.A11"/>
            <chart:data-point chart:repeated="10"/>
          </chart:series>
          <chart:series chart:style-name="ch7" chart:values-cell-range-address="Hoja1.C2:Hoja1.C11" chart:label-cell-address="Hoja1.C1:Hoja1.C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(n)</text:p>
                <draw:g>
                  <svg:desc>Hoja1.B1:Hoja1.B1</svg:desc>
                </draw:g>
              </table:table-cell>
              <table:table-cell office:value-type="string">
                <text:p>T_teorico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Hoja1.A2:Hoja1.A11</svg:desc>
                </draw:g>
              </table:table-cell>
              <table:table-cell office:value-type="float" office:value="2316">
                <text:p>2316</text:p>
                <draw:g>
                  <svg:desc>Hoja1.B2:Hoja1.B11</svg:desc>
                </draw:g>
              </table:table-cell>
              <table:table-cell office:value-type="float" office:value="8409.14709942102">
                <text:p>8409.14709942102</text:p>
                <draw:g>
                  <svg:desc>Hoja1.C2:Hoja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7401">
                <text:p>7401</text:p>
              </table:table-cell>
              <table:table-cell office:value-type="float" office:value="9369.45093484873">
                <text:p>9369.45093484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451">
                <text:p>8451</text:p>
              </table:table-cell>
              <table:table-cell office:value-type="float" office:value="10381.663085705">
                <text:p>10381.663085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9121">
                <text:p>19121</text:p>
              </table:table-cell>
              <table:table-cell office:value-type="float" office:value="23358.7419428362">
                <text:p>23358.7419428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7427">
                <text:p>37427</text:p>
              </table:table-cell>
              <table:table-cell office:value-type="float" office:value="41526.6523428198">
                <text:p>41526.6523428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68172">
                <text:p>68172</text:p>
              </table:table-cell>
              <table:table-cell office:value-type="float" office:value="64885.394285656">
                <text:p>64885.394285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13177">
                <text:p>113177</text:p>
              </table:table-cell>
              <table:table-cell office:value-type="float" office:value="93434.9677713446">
                <text:p>93434.9677713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185439">
                <text:p>185439</text:p>
              </table:table-cell>
              <table:table-cell office:value-type="float" office:value="127175.372799886">
                <text:p>127175.372799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279177">
                <text:p>279177</text:p>
              </table:table-cell>
              <table:table-cell office:value-type="float" office:value="166106.609371279">
                <text:p>166106.609371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